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67cm" fo:margin-left="6.59cm" fo:margin-top="0cm" fo:margin-bottom="0cm" table:align="left" style:writing-mode="lr-tb"/>
    </style:style>
    <style:style style:name="Таблица1.A" style:family="table-column">
      <style:table-column-properties style:column-width="4.551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officeooo:paragraph-rsid="000663f5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paragraph-rsid="000663f5" style:font-size-asian="14pt" style:font-name-complex="Times New Roman1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0663f5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0663f5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663f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663f5" style:font-size-asian="14pt" style:font-weight-asian="normal" style:font-size-complex="14pt" style:font-weight-complex="normal"/>
    </style:style>
    <style:style style:name="P7" style:family="paragraph" style:parent-style-name="Standard" style:master-page-name="Standard">
      <style:paragraph-properties fo:text-align="start" style:justify-single-word="false" style:page-number="auto"/>
      <style:text-properties officeooo:paragraph-rsid="000663f5"/>
    </style:style>
    <style:style style:name="P8" style:family="paragraph" style:parent-style-name="Standard" style:master-page-name="Converted1">
      <style:paragraph-properties fo:text-align="start" style:justify-single-word="false" style:page-number="auto"/>
      <style:text-properties officeooo:paragraph-rsid="000663f5"/>
    </style:style>
    <style:style style:name="P9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officeooo:paragraph-rsid="000663f5"/>
    </style:style>
    <style:style style:name="P10" style:family="paragraph" style:parent-style-name="Table_20_Contents">
      <style:paragraph-properties fo:margin-top="0cm" fo:margin-bottom="0.353cm" loext:contextual-spacing="false" fo:text-align="start" style:justify-single-word="false"/>
      <style:text-properties officeooo:paragraph-rsid="000663f5"/>
    </style:style>
    <style:style style:name="P11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officeooo:paragraph-rsid="000663f5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2"/>
      <text:p text:style-name="P2"/>
      <text:p text:style-name="P1"><text:span text:style-name="T1">Факультет: «Информационные технологии и прикладная математика»</text:span></text:p>
      <text:p text:style-name="P1"><text:span text:style-name="T1">Кафедра: 806 «Вычислительная математика и программирование»</text:span></text:p>
      <text:p text:style-name="P2"/>
      <text:p text:style-name="P2"/>
      <text:p text:style-name="P2"/>
      <text:p text:style-name="P2"/>
      <text:p text:style-name="P1"><text:span text:style-name="T2">Лабораторная работа</text:span></text:p>
      <text:p text:style-name="P1"><text:span text:style-name="T2">по курсу «ООП»</text:span></text:p>
      <text:p text:style-name="P1"/>
      <text:p text:style-name="P3"/>
      <text:p text:style-name="P3"/>
      <text:p text:style-name="P3"/>
      <text:p text:style-name="P1"><text:span text:style-name="T2">Тема:</text:span></text:p>
      <text:p text:style-name="P1"><text:span text:style-name="T2">Операторы, литералы.</text:span></text:p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text:span text:style-name="T4">Студент:</text:span></text:p>
          </table:table-cell>
          <table:table-cell table:style-name="Таблица1.B1" office:value-type="string">
            <text:p text:style-name="P9"><text:span text:style-name="T4">Козлов А.Д.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4">Группа:</text:span></text:p>
          </table:table-cell>
          <table:table-cell table:style-name="Таблица1.B1" office:value-type="string">
            <text:p text:style-name="P9"><text:span text:style-name="T4">М80-206Б-18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4">Преподаватель:</text:span></text:p>
          </table:table-cell>
          <table:table-cell table:style-name="Таблица1.B1" office:value-type="string">
            <text:p text:style-name="P9"><text:span text:style-name="T4">Журавлев А.А.</text:span></text:p>
          </table:table-cell>
        </table:table-row>
        <table:table-row table:style-name="Таблица1.4">
          <table:table-cell table:style-name="Таблица1.A1" office:value-type="string">
            <text:p text:style-name="P10"><text:span text:style-name="T4">Вариант:</text:span></text:p>
          </table:table-cell>
          <table:table-cell table:style-name="Таблица1.B1" office:value-type="string">
            <text:p text:style-name="P10"><text:span text:style-name="T4">7</text:span></text:p>
          </table:table-cell>
        </table:table-row>
        <table:table-row table:style-name="Таблица1.5">
          <table:table-cell table:style-name="Таблица1.A1" office:value-type="string">
            <text:p text:style-name="P9"><text:span text:style-name="T4">Оценка:</text:span></text:p>
          </table:table-cell>
          <table:table-cell table:style-name="Таблица1.B1" office:value-type="string">
            <text:p text:style-name="P11"/>
          </table:table-cell>
        </table:table-row>
        <table:table-row table:style-name="Таблица1.6">
          <table:table-cell table:style-name="Таблица1.A1" office:value-type="string">
            <text:p text:style-name="P9"><text:span text:style-name="T4">Дата:</text:span></text:p>
          </table:table-cell>
          <table:table-cell table:style-name="Таблица1.B1" office:value-type="string">
            <text:p text:style-name="P1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Москва</text:span></text:p>
      <text:p text:style-name="P1"><text:span text:style-name="T3">2019</text:span></text:p>
      <text:p text:style-name="P8"><text:span text:style-name="T5">1. Код программы на языке C++:</text:span></text:p>
      <text:p text:style-name="P1"><text:span text:style-name="T5">bigString.hpp:</text:span></text:p>
      <text:p text:style-name="P1"><text:span text:style-name="T4">#ifndef BIGSTRING_HPP</text:span></text:p>
      <text:p text:style-name="P1"><text:span text:style-name="T4">#define BIGSTRING_HPP</text:span></text:p>
      <text:p text:style-name="P1"><text:span text:style-name="T4"/></text:p>
      <text:p text:style-name="P1"><text:span text:style-name="T4">#include &lt;iostream&gt;</text:span></text:p>
      <text:p text:style-name="P1"><text:span text:style-name="T4"/></text:p>
      <text:p text:style-name="P1"><text:span text:style-name="T4">struct BigString{</text:span></text:p>
      <text:p text:style-name="P1"><text:span text:style-name="T4"><text:s text:c="4"/>BigString();</text:span></text:p>
      <text:p text:style-name="P1"><text:span text:style-name="T4"><text:s text:c="4"/>BigString(unsigned long long n1, unsigned long long n2);</text:span></text:p>
      <text:p text:style-name="P1"><text:span text:style-name="T4"><text:s text:c="4"/>BigString(const BigString&amp;);</text:span></text:p>
      <text:p text:style-name="P1"><text:span text:style-name="T4"><text:s text:c="4"/>~BigString();</text:span></text:p>
      <text:p text:style-name="P1"><text:span text:style-name="T4"/></text:p>
      <text:p text:style-name="P1"><text:span text:style-name="T4"><text:s text:c="4"/>void ReadBS(std::istream&amp;);</text:span></text:p>
      <text:p text:style-name="P1"><text:span text:style-name="T4"><text:s text:c="4"/>void WriteBS(std::ostream&amp;);</text:span></text:p>
      <text:p text:style-name="P1"><text:span text:style-name="T4"/></text:p>
      <text:p text:style-name="P1"><text:span text:style-name="T4"><text:s text:c="4"/>void set_lstring(unsigned long long n);</text:span></text:p>
      <text:p text:style-name="P1"><text:span text:style-name="T4"><text:s text:c="4"/>void set_rstring(unsigned long long n);</text:span></text:p>
      <text:p text:style-name="P1"><text:span text:style-name="T4"><text:s text:c="4"/>unsigned long long get_lstring() const;</text:span></text:p>
      <text:p text:style-name="P1"><text:span text:style-name="T4"><text:s text:c="4"/>unsigned long long get_rstring() const;</text:span></text:p>
      <text:p text:style-name="P1"><text:span text:style-name="T4"/></text:p>
      <text:p text:style-name="P1"><text:span text:style-name="T4"><text:s text:c="4"/>char get_bit(int) const;</text:span></text:p>
      <text:p text:style-name="P1"><text:span text:style-name="T4"><text:s text:c="4"/>void print_all_bits() const;</text:span></text:p>
      <text:p text:style-name="P1"><text:span text:style-name="T4"/></text:p>
      <text:p text:style-name="P1"><text:span text:style-name="T4"><text:s text:c="4"/>BigString operator &amp;(const BigString&amp; s) const;</text:span></text:p>
      <text:p text:style-name="P1"><text:span text:style-name="T4"><text:s text:c="4"/>BigString operator |(const BigString&amp; s) const;</text:span></text:p>
      <text:p text:style-name="P1"><text:span text:style-name="T4"><text:s text:c="4"/>BigString operator ^(const BigString&amp; s) const;</text:span></text:p>
      <text:p text:style-name="P1"><text:span text:style-name="T4"><text:s text:c="4"/>BigString operator !() const;</text:span></text:p>
      <text:p text:style-name="P1"><text:span text:style-name="T4"><text:s text:c="4"/>BigString operator&lt;&lt;(int) const;</text:span></text:p>
      <text:p text:style-name="P1"><text:span text:style-name="T4"><text:s text:c="4"/>BigString operator&gt;&gt;(int) const;</text:span></text:p>
      <text:p text:style-name="P1"><text:span text:style-name="T4"><text:s text:c="4"/>bool operator ==(const BigString&amp; s) const;</text:span></text:p>
      <text:p text:style-name="P1"><text:span text:style-name="T4"><text:s text:c="4"/>bool operator !=(const BigString&amp; s) const;</text:span></text:p>
      <text:p text:style-name="P1"><text:span text:style-name="T4"><text:s text:c="4"/>bool operator &gt;(const BigString&amp; s) const;</text:span></text:p>
      <text:p text:style-name="P1"><text:span text:style-name="T4"><text:s text:c="4"/>bool operator &lt;(const BigString&amp; s) const;</text:span></text:p>
      <text:p text:style-name="P1"><text:span text:style-name="T4"><text:s text:c="4"/>const BigString&amp; operator =(const BigString&amp; s);</text:span></text:p>
      <text:p text:style-name="P1"><text:span text:style-name="T4"/></text:p>
      <text:p text:style-name="P1"><text:span text:style-name="T4"><text:s text:c="4"/>int num_of_units() const;</text:span></text:p>
      <text:p text:style-name="P1"><text:span text:style-name="T4"><text:s text:c="4"/>BigString* comparison(BigString&amp; s);</text:span></text:p>
      <text:p text:style-name="P1"><text:span text:style-name="T4"><text:s text:c="4"/>bool is_include(const BigString&amp; s) const;</text:span></text:p>
      <text:p text:style-name="P1"><text:span text:style-name="T4"/></text:p>
      <text:p text:style-name="P1"><text:span text:style-name="T4">private:</text:span></text:p>
      <text:p text:style-name="P1"><text:span text:style-name="T4"><text:s text:c="4"/>unsigned long long lString;</text:span></text:p>
      <text:p text:style-name="P1"><text:span text:style-name="T4"><text:s text:c="4"/>unsigned long long rString;</text:span></text:p>
      <text:p text:style-name="P1"><text:span text:style-name="T4">};</text:span></text:p>
      <text:p text:style-name="P1"><text:span text:style-name="T4"/></text:p>
      <text:p text:style-name="P1"><text:soft-page-break/><text:span text:style-name="T4">std::istream&amp; operator &gt;&gt;(std::istream&amp;, BigString&amp;);</text:span></text:p>
      <text:p text:style-name="P1"><text:span text:style-name="T4">std::ostream&amp; operator &lt;&lt;(std::ostream&amp;, const BigString&amp;);</text:span></text:p>
      <text:p text:style-name="P1"><text:span text:style-name="T4"/></text:p>
      <text:p text:style-name="P1"><text:span text:style-name="T4"/></text:p>
      <text:p text:style-name="P1"><text:span text:style-name="T4">unsigned long long pow_m(int, int);</text:span></text:p>
      <text:p text:style-name="P1"><text:span text:style-name="T4">BigString operator "" _0XtoBS(const char*, size_t);</text:span></text:p>
      <text:p text:style-name="P1"><text:span text:style-name="T4"/></text:p>
      <text:p text:style-name="P1"><text:span text:style-name="T4">#endif</text:span></text:p>
      <text:p text:style-name="P5"/>
      <text:p text:style-name="P1"><text:span text:style-name="T5">bigString.cpp:</text:span></text:p>
      <text:p text:style-name="P1"><text:span text:style-name="T6">#include "../includes/bigString.hpp"</text:span></text:p>
      <text:p text:style-name="P1"><text:span text:style-name="T6"/></text:p>
      <text:p text:style-name="P1"><text:span text:style-name="T6">BigString::BigString():lString(0), rString(0){}</text:span></text:p>
      <text:p text:style-name="P1"><text:span text:style-name="T6"/></text:p>
      <text:p text:style-name="P1"><text:span text:style-name="T6">BigString::BigString(unsigned long long n1, unsigned long long n2):lString(n1), rString(n2){}</text:span></text:p>
      <text:p text:style-name="P1"><text:span text:style-name="T6"/></text:p>
      <text:p text:style-name="P1"><text:span text:style-name="T6">BigString::BigString(const BigString&amp; s) {</text:span></text:p>
      <text:p text:style-name="P1"><text:span text:style-name="T6"><text:s text:c="4"/>this-&gt;lString = s.get_lstring();</text:span></text:p>
      <text:p text:style-name="P1"><text:span text:style-name="T6"><text:s text:c="4"/>this-&gt;rString = s.get_rstring();</text:span></text:p>
      <text:p text:style-name="P1"><text:span text:style-name="T6"><text:s text:c="4"/>std::cout &lt;&lt; "Конструктор копирования\n";</text:span></text:p>
      <text:p text:style-name="P1"><text:span text:style-name="T6">}</text:span></text:p>
      <text:p text:style-name="P1"><text:span text:style-name="T6"/></text:p>
      <text:p text:style-name="P1"><text:span text:style-name="T6">BigString::~BigString(){}</text:span></text:p>
      <text:p text:style-name="P1"><text:span text:style-name="T6"/></text:p>
      <text:p text:style-name="P1"><text:span text:style-name="T6">void BigString::ReadBS(std::istream&amp; in) {</text:span></text:p>
      <text:p text:style-name="P1"><text:span text:style-name="T6"><text:s text:c="4"/>in &gt;&gt; this-&gt;lString;</text:span></text:p>
      <text:p text:style-name="P1"><text:span text:style-name="T6"><text:s text:c="4"/>in &gt;&gt; this-&gt;rString;</text:span></text:p>
      <text:p text:style-name="P1"><text:span text:style-name="T6">}</text:span></text:p>
      <text:p text:style-name="P1"><text:span text:style-name="T6">void BigString::WriteBS(std::ostream&amp; out) {</text:span></text:p>
      <text:p text:style-name="P1"><text:span text:style-name="T6"><text:s text:c="4"/>out &lt;&lt; "Bits: ";</text:span></text:p>
      <text:p text:style-name="P1"><text:span text:style-name="T6"><text:s text:c="4"/>for(int i = 0; i &lt; 128; ++i) {</text:span></text:p>
      <text:p text:style-name="P1"><text:span text:style-name="T6"><text:s text:c="8"/>out &lt;&lt; this-&gt;get_bit(i);</text:span></text:p>
      <text:p text:style-name="P1"><text:span text:style-name="T6"><text:s text:c="4"/>}</text:span></text:p>
      <text:p text:style-name="P1"><text:span text:style-name="T6"><text:s text:c="4"/>out &lt;&lt; "\n";</text:span></text:p>
      <text:p text:style-name="P1"><text:span text:style-name="T6"><text:s text:c="4"/>out &lt;&lt; "Первое поле числа: ";</text:span></text:p>
      <text:p text:style-name="P1"><text:span text:style-name="T6"><text:s text:c="4"/>out &lt;&lt; this-&gt;lString;</text:span></text:p>
      <text:p text:style-name="P1"><text:span text:style-name="T6"><text:s text:c="4"/>out &lt;&lt; " <text:s/>";</text:span></text:p>
      <text:p text:style-name="P1"><text:span text:style-name="T6"><text:s text:c="4"/>out &lt;&lt; "Второе поле поле числа: ";</text:span></text:p>
      <text:p text:style-name="P1"><text:span text:style-name="T6"><text:s text:c="4"/>out &lt;&lt; this-&gt;rString;</text:span></text:p>
      <text:p text:style-name="P1"><text:span text:style-name="T6"><text:s text:c="4"/>out &lt;&lt; "\n";</text:span></text:p>
      <text:p text:style-name="P1"><text:span text:style-name="T6">}</text:span></text:p>
      <text:p text:style-name="P1"><text:span text:style-name="T6"/></text:p>
      <text:p text:style-name="P1"><text:span text:style-name="T6">void BigString::set_lstring(unsigned long long n) {</text:span></text:p>
      <text:p text:style-name="P1"><text:span text:style-name="T6"><text:s text:c="4"/>this-&gt;lString = n;</text:span></text:p>
      <text:p text:style-name="P1"><text:soft-page-break/><text:span text:style-name="T6">}</text:span></text:p>
      <text:p text:style-name="P1"><text:span text:style-name="T6"/></text:p>
      <text:p text:style-name="P1"><text:span text:style-name="T6">void BigString::set_rstring(unsigned long long n) {</text:span></text:p>
      <text:p text:style-name="P1"><text:span text:style-name="T6"><text:s text:c="4"/>this-&gt;rString = n;</text:span></text:p>
      <text:p text:style-name="P1"><text:span text:style-name="T6">}</text:span></text:p>
      <text:p text:style-name="P1"><text:span text:style-name="T6"/></text:p>
      <text:p text:style-name="P1"><text:span text:style-name="T6">unsigned long long BigString::get_lstring() const {</text:span></text:p>
      <text:p text:style-name="P1"><text:span text:style-name="T6"><text:s text:c="4"/>return this-&gt;lString;</text:span></text:p>
      <text:p text:style-name="P1"><text:span text:style-name="T6">}</text:span></text:p>
      <text:p text:style-name="P1"><text:span text:style-name="T6"/></text:p>
      <text:p text:style-name="P1"><text:span text:style-name="T6">unsigned long long BigString::get_rstring() const {</text:span></text:p>
      <text:p text:style-name="P1"><text:span text:style-name="T6"><text:s text:c="4"/>return this-&gt;rString;</text:span></text:p>
      <text:p text:style-name="P1"><text:span text:style-name="T6">}</text:span></text:p>
      <text:p text:style-name="P1"><text:span text:style-name="T6"/></text:p>
      <text:p text:style-name="P1"><text:span text:style-name="T6">char BigString::get_bit(int index) const{</text:span></text:p>
      <text:p text:style-name="P1"><text:span text:style-name="T6"><text:s text:c="4"/>char bit = '0';</text:span></text:p>
      <text:p text:style-name="P1"><text:span text:style-name="T6"><text:s text:c="4"/>if(index &gt;= 0 &amp;&amp; index &lt; 128) {</text:span></text:p>
      <text:p text:style-name="P1"><text:span text:style-name="T6"><text:s text:c="8"/>unsigned long long mask = 0x8000000000000000; // первый бит 1 остальные 0</text:span></text:p>
      <text:p text:style-name="P1"><text:span text:style-name="T6"><text:s text:c="8"/>if(index &lt; 64) {</text:span></text:p>
      <text:p text:style-name="P1"><text:span text:style-name="T6"><text:s text:c="12"/>mask = mask &gt;&gt; index;</text:span></text:p>
      <text:p text:style-name="P1"><text:span text:style-name="T6"><text:s text:c="12"/>if(this-&gt;lString &amp; mask) {</text:span></text:p>
      <text:p text:style-name="P1"><text:span text:style-name="T6"><text:s text:c="16"/>bit = '1';</text:span></text:p>
      <text:p text:style-name="P1"><text:span text:style-name="T6"><text:s text:c="12"/>} else {</text:span></text:p>
      <text:p text:style-name="P1"><text:span text:style-name="T6"><text:s text:c="16"/>bit = '0';</text:span></text:p>
      <text:p text:style-name="P1"><text:span text:style-name="T6"><text:s text:c="12"/>}</text:span></text:p>
      <text:p text:style-name="P1"><text:span text:style-name="T6"><text:s text:c="8"/>} else {</text:span></text:p>
      <text:p text:style-name="P1"><text:span text:style-name="T6"><text:s text:c="12"/>mask = mask &gt;&gt; (index - 64);</text:span></text:p>
      <text:p text:style-name="P1"><text:span text:style-name="T6"><text:s text:c="12"/>if(this-&gt;rString &amp; mask) {</text:span></text:p>
      <text:p text:style-name="P1"><text:span text:style-name="T6"><text:s text:c="16"/>bit = '1';</text:span></text:p>
      <text:p text:style-name="P1"><text:span text:style-name="T6"><text:s text:c="12"/>} else {</text:span></text:p>
      <text:p text:style-name="P1"><text:span text:style-name="T6"><text:s text:c="16"/>bit = '0';</text:span></text:p>
      <text:p text:style-name="P1"><text:span text:style-name="T6"><text:s text:c="12"/>}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<text:s text:c="4"/>return bit;</text:span></text:p>
      <text:p text:style-name="P1"><text:span text:style-name="T6">}</text:span></text:p>
      <text:p text:style-name="P1"><text:span text:style-name="T6">void BigString::print_all_bits() const{</text:span></text:p>
      <text:p text:style-name="P1"><text:span text:style-name="T6"><text:s text:c="4"/>for(int i = 0; i &lt; 128; ++i) {</text:span></text:p>
      <text:p text:style-name="P1"><text:span text:style-name="T6"><text:s text:c="8"/>std::cout &lt;&lt; this-&gt;get_bit(i);</text:span></text:p>
      <text:p text:style-name="P1"><text:span text:style-name="T6"><text:s text:c="4"/>}</text:span></text:p>
      <text:p text:style-name="P1"><text:span text:style-name="T6"><text:s text:c="4"/>std::cout &lt;&lt; "\n";</text:span></text:p>
      <text:p text:style-name="P1"><text:span text:style-name="T6">}</text:span></text:p>
      <text:p text:style-name="P1"><text:span text:style-name="T6"/></text:p>
      <text:p text:style-name="P1"><text:span text:style-name="T6">BigString BigString::operator &amp;(const BigString&amp; s) const{</text:span></text:p>
      <text:p text:style-name="P1"><text:soft-page-break/><text:span text:style-name="T6"><text:s text:c="4"/>BigString res;</text:span></text:p>
      <text:p text:style-name="P1"><text:span text:style-name="T6"><text:s text:c="4"/>res.set_lstring(this-&gt;lString &amp; s.get_lstring());</text:span></text:p>
      <text:p text:style-name="P1"><text:span text:style-name="T6"><text:s text:c="4"/>res.set_rstring(this-&gt;rString &amp; s.get_rstring());</text:span></text:p>
      <text:p text:style-name="P1"><text:span text:style-name="T6"><text:s text:c="4"/>return res;</text:span></text:p>
      <text:p text:style-name="P1"><text:span text:style-name="T6">}</text:span></text:p>
      <text:p text:style-name="P1"><text:span text:style-name="T6">BigString BigString::operator |(const BigString&amp; s) const{</text:span></text:p>
      <text:p text:style-name="P1"><text:span text:style-name="T6"><text:s text:c="4"/>BigString res;</text:span></text:p>
      <text:p text:style-name="P1"><text:span text:style-name="T6"><text:s text:c="4"/>res.set_lstring(this-&gt;lString | s.get_lstring());</text:span></text:p>
      <text:p text:style-name="P1"><text:span text:style-name="T6"><text:s text:c="4"/>res.set_rstring(this-&gt;rString | s.get_rstring());</text:span></text:p>
      <text:p text:style-name="P1"><text:span text:style-name="T6"><text:s text:c="4"/>return res;</text:span></text:p>
      <text:p text:style-name="P1"><text:span text:style-name="T6">}</text:span></text:p>
      <text:p text:style-name="P1"><text:span text:style-name="T6">BigString BigString::operator ^(const BigString&amp; s) const{</text:span></text:p>
      <text:p text:style-name="P1"><text:span text:style-name="T6"><text:s text:c="4"/>BigString res;</text:span></text:p>
      <text:p text:style-name="P1"><text:span text:style-name="T6"><text:s text:c="4"/>res.set_lstring(this-&gt;lString ^ s.get_lstring());</text:span></text:p>
      <text:p text:style-name="P1"><text:span text:style-name="T6"><text:s text:c="4"/>res.set_rstring(this-&gt;rString ^ s.get_rstring());</text:span></text:p>
      <text:p text:style-name="P1"><text:span text:style-name="T6"><text:s text:c="4"/>return res;</text:span></text:p>
      <text:p text:style-name="P1"><text:span text:style-name="T6">}</text:span></text:p>
      <text:p text:style-name="P1"><text:span text:style-name="T6">BigString BigString::operator !() const{</text:span></text:p>
      <text:p text:style-name="P1"><text:span text:style-name="T6"><text:s text:c="4"/>BigString res;</text:span></text:p>
      <text:p text:style-name="P1"><text:span text:style-name="T6"><text:s text:c="4"/>res.set_lstring(~(this-&gt;lString));</text:span></text:p>
      <text:p text:style-name="P1"><text:span text:style-name="T6"><text:s text:c="4"/>res.set_rstring(~(this-&gt;rString));</text:span></text:p>
      <text:p text:style-name="P1"><text:span text:style-name="T6"><text:s text:c="4"/>return res;</text:span></text:p>
      <text:p text:style-name="P1"><text:span text:style-name="T6">}</text:span></text:p>
      <text:p text:style-name="P1"><text:span text:style-name="T6">BigString BigString::operator&lt;&lt;(int shift) const{</text:span></text:p>
      <text:p text:style-name="P1"><text:span text:style-name="T6"><text:s text:c="4"/>unsigned long long mask = 0x8000000000000000; // первый бит 1 остальные 0</text:span></text:p>
      <text:p text:style-name="P1"><text:span text:style-name="T6"><text:s text:c="4"/>BigString res = *this;</text:span></text:p>
      <text:p text:style-name="P1"><text:span text:style-name="T6"><text:s text:c="4"/>int bit;</text:span></text:p>
      <text:p text:style-name="P1"><text:span text:style-name="T6"><text:s text:c="4"/>for(int i = 0; i &lt; shift; ++i) {</text:span></text:p>
      <text:p text:style-name="P1"><text:span text:style-name="T6"><text:s text:c="8"/>if(res.rString &amp; mask) {</text:span></text:p>
      <text:p text:style-name="P1"><text:span text:style-name="T6"><text:s text:c="12"/>bit = 1;</text:span></text:p>
      <text:p text:style-name="P1"><text:span text:style-name="T6"><text:s text:c="8"/>}</text:span></text:p>
      <text:p text:style-name="P1"><text:span text:style-name="T6"><text:s text:c="8"/>else {</text:span></text:p>
      <text:p text:style-name="P1"><text:span text:style-name="T6"><text:s text:c="12"/>bit <text:s/>= 0;</text:span></text:p>
      <text:p text:style-name="P1"><text:span text:style-name="T6"><text:s text:c="8"/>}</text:span></text:p>
      <text:p text:style-name="P1"><text:span text:style-name="T6"><text:s text:c="8"/>res.rString = res.rString &lt;&lt; 1;</text:span></text:p>
      <text:p text:style-name="P1"><text:span text:style-name="T6"><text:s text:c="8"/>res.lString = res.lString &lt;&lt; 1;</text:span></text:p>
      <text:p text:style-name="P1"><text:span text:style-name="T6"><text:s text:c="8"/>res.lString = res.lString | bit;</text:span></text:p>
      <text:p text:style-name="P1"><text:span text:style-name="T6"><text:s text:c="4"/>}</text:span></text:p>
      <text:p text:style-name="P1"><text:span text:style-name="T6"><text:s text:c="4"/>return res;</text:span></text:p>
      <text:p text:style-name="P1"><text:span text:style-name="T6">}</text:span></text:p>
      <text:p text:style-name="P1"><text:span text:style-name="T6">BigString BigString::operator&gt;&gt;(int shift) const{</text:span></text:p>
      <text:p text:style-name="P1"><text:span text:style-name="T6"><text:s text:c="4"/>unsigned long long mask = 1; // последний бит 1 остальные 0</text:span></text:p>
      <text:p text:style-name="P1"><text:span text:style-name="T6"><text:s text:c="4"/>BigString res = *this;</text:span></text:p>
      <text:p text:style-name="P1"><text:span text:style-name="T6"><text:s text:c="4"/>int bit;</text:span></text:p>
      <text:p text:style-name="P1"><text:span text:style-name="T6"><text:s text:c="4"/>for(int i = 0; i &lt; shift; ++i) {</text:span></text:p>
      <text:p text:style-name="P1"><text:soft-page-break/><text:span text:style-name="T6"><text:s text:c="8"/>if (res.lString &amp; mask) {</text:span></text:p>
      <text:p text:style-name="P1"><text:span text:style-name="T6"><text:s text:c="12"/>bit = 1;</text:span></text:p>
      <text:p text:style-name="P1"><text:span text:style-name="T6"><text:s text:c="8"/>}</text:span></text:p>
      <text:p text:style-name="P1"><text:span text:style-name="T6"><text:s text:c="8"/>else {</text:span></text:p>
      <text:p text:style-name="P1"><text:span text:style-name="T6"><text:s text:c="12"/>bit = 0;</text:span></text:p>
      <text:p text:style-name="P1"><text:span text:style-name="T6"><text:s text:c="8"/>}</text:span></text:p>
      <text:p text:style-name="P1"><text:span text:style-name="T6"><text:s text:c="8"/>res.lString = res.lString &gt;&gt; 1;</text:span></text:p>
      <text:p text:style-name="P1"><text:span text:style-name="T6"><text:s text:c="8"/>res.rString = res.rString &gt;&gt; 1;</text:span></text:p>
      <text:p text:style-name="P1"><text:span text:style-name="T6"><text:s text:c="8"/>if (bit) {</text:span></text:p>
      <text:p text:style-name="P1"><text:span text:style-name="T6"><text:s text:c="12"/>res.rString= res.rString | 0x8000000000000000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<text:s text:c="4"/>return res;</text:span></text:p>
      <text:p text:style-name="P1"><text:span text:style-name="T6">}</text:span></text:p>
      <text:p text:style-name="P1"><text:span text:style-name="T6">bool BigString::operator ==(const BigString&amp; s) const{</text:span></text:p>
      <text:p text:style-name="P1"><text:span text:style-name="T6"><text:s text:c="4"/>return this-&gt;lString == s.get_lstring() &amp;&amp; this-&gt;rString == s.get_rstring();</text:span></text:p>
      <text:p text:style-name="P1"><text:span text:style-name="T6">}</text:span></text:p>
      <text:p text:style-name="P1"><text:span text:style-name="T6">bool BigString::operator !=(const BigString&amp; s) const{</text:span></text:p>
      <text:p text:style-name="P1"><text:span text:style-name="T6"><text:s text:c="4"/>return !(this-&gt;lString == s.get_lstring() &amp;&amp; this-&gt;rString == s.get_rstring());</text:span></text:p>
      <text:p text:style-name="P1"><text:span text:style-name="T6">}</text:span></text:p>
      <text:p text:style-name="P1"><text:span text:style-name="T6">bool BigString::operator &gt;(const BigString&amp; s) const{</text:span></text:p>
      <text:p text:style-name="P1"><text:span text:style-name="T6"><text:s text:c="4"/>if(this-&gt;lString &gt; s.get_lstring()) {</text:span></text:p>
      <text:p text:style-name="P1"><text:span text:style-name="T6"><text:s text:c="8"/>return true;</text:span></text:p>
      <text:p text:style-name="P1"><text:span text:style-name="T6"><text:s text:c="4"/>} else if(this-&gt;lString == s.get_lstring()) {</text:span></text:p>
      <text:p text:style-name="P1"><text:span text:style-name="T6"><text:s text:c="8"/>if(this-&gt;rString &gt; s.get_rstring()) {</text:span></text:p>
      <text:p text:style-name="P1"><text:span text:style-name="T6"><text:s text:c="12"/>return true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<text:s text:c="4"/>return false;</text:span></text:p>
      <text:p text:style-name="P1"><text:span text:style-name="T6">}</text:span></text:p>
      <text:p text:style-name="P1"><text:span text:style-name="T6">bool BigString::operator &lt;(const BigString&amp; s) const{</text:span></text:p>
      <text:p text:style-name="P1"><text:span text:style-name="T6"><text:s text:c="4"/>if(this-&gt;rString &lt; s.get_rstring()) {</text:span></text:p>
      <text:p text:style-name="P1"><text:span text:style-name="T6"><text:s text:c="8"/>return true;</text:span></text:p>
      <text:p text:style-name="P1"><text:span text:style-name="T6"><text:s text:c="4"/>} else if(this-&gt;rString == s.get_rstring()) {</text:span></text:p>
      <text:p text:style-name="P1"><text:span text:style-name="T6"><text:s text:c="8"/>if(this-&gt;lString &lt; s.get_lstring()) {</text:span></text:p>
      <text:p text:style-name="P1"><text:span text:style-name="T6"><text:s text:c="12"/>return true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<text:s text:c="4"/>return false;</text:span></text:p>
      <text:p text:style-name="P1"><text:span text:style-name="T6">}</text:span></text:p>
      <text:p text:style-name="P1"><text:span text:style-name="T6">const BigString&amp; BigString::operator =(const BigString&amp; s) {</text:span></text:p>
      <text:p text:style-name="P1"><text:span text:style-name="T6"><text:s text:c="4"/>this-&gt;lString = s.get_lstring();</text:span></text:p>
      <text:p text:style-name="P1"><text:span text:style-name="T6"><text:s text:c="4"/>this-&gt;rString = s.get_rstring();</text:span></text:p>
      <text:p text:style-name="P1"><text:span text:style-name="T6"><text:s text:c="4"/>return s;</text:span></text:p>
      <text:p text:style-name="P1"><text:span text:style-name="T6">}</text:span></text:p>
      <text:p text:style-name="P1"><text:soft-page-break/><text:span text:style-name="T6"/></text:p>
      <text:p text:style-name="P1"><text:span text:style-name="T6">int BigString::num_of_units() const {</text:span></text:p>
      <text:p text:style-name="P1"><text:span text:style-name="T6"><text:s text:c="4"/>unsigned long long mask = 0x8000000000000000;</text:span></text:p>
      <text:p text:style-name="P1"><text:span text:style-name="T6"><text:s text:c="4"/>int counter = 0;</text:span></text:p>
      <text:p text:style-name="P1"><text:span text:style-name="T6"><text:s text:c="4"/>for(int i = 0; i &lt; 64; ++i) {</text:span></text:p>
      <text:p text:style-name="P1"><text:span text:style-name="T6"><text:s text:c="8"/>if (this-&gt;lString &amp; mask) {</text:span></text:p>
      <text:p text:style-name="P1"><text:span text:style-name="T6"><text:s text:c="12"/>counter++;</text:span></text:p>
      <text:p text:style-name="P1"><text:span text:style-name="T6"><text:s text:c="8"/>}</text:span></text:p>
      <text:p text:style-name="P1"><text:span text:style-name="T6"><text:s text:c="8"/>mask = mask &gt;&gt; 1;</text:span></text:p>
      <text:p text:style-name="P1"><text:span text:style-name="T6"><text:s text:c="4"/>}</text:span></text:p>
      <text:p text:style-name="P1"><text:span text:style-name="T6"><text:s text:c="4"/>mask = 0x8000000000000000;</text:span></text:p>
      <text:p text:style-name="P1"><text:span text:style-name="T6"><text:s text:c="4"/>for(int i = 0; i &lt; 64; ++i) {</text:span></text:p>
      <text:p text:style-name="P1"><text:span text:style-name="T6"><text:s text:c="8"/>if (this-&gt;rString &amp; mask) {</text:span></text:p>
      <text:p text:style-name="P1"><text:span text:style-name="T6"><text:s text:c="12"/>counter++;</text:span></text:p>
      <text:p text:style-name="P1"><text:span text:style-name="T6"><text:s text:c="8"/>}</text:span></text:p>
      <text:p text:style-name="P1"><text:span text:style-name="T6"><text:s text:c="8"/>mask = mask &gt;&gt; 1;</text:span></text:p>
      <text:p text:style-name="P1"><text:span text:style-name="T6"><text:s text:c="4"/>}</text:span></text:p>
      <text:p text:style-name="P1"><text:span text:style-name="T6"><text:s text:c="4"/>return counter;</text:span></text:p>
      <text:p text:style-name="P1"><text:span text:style-name="T6">}</text:span></text:p>
      <text:p text:style-name="P1"><text:span text:style-name="T6"/></text:p>
      <text:p text:style-name="P1"><text:span text:style-name="T6">BigString* BigString::comparison(BigString&amp; s) {</text:span></text:p>
      <text:p text:style-name="P1"><text:span text:style-name="T6"><text:s text:c="4"/>int value1 = this-&gt;num_of_units();</text:span></text:p>
      <text:p text:style-name="P1"><text:span text:style-name="T6"><text:s text:c="4"/>int value2 = s.num_of_units();</text:span></text:p>
      <text:p text:style-name="P1"><text:span text:style-name="T6"><text:s text:c="4"/>if (value1 &gt;= value2) {</text:span></text:p>
      <text:p text:style-name="P1"><text:span text:style-name="T6"><text:s text:c="8"/>return this;</text:span></text:p>
      <text:p text:style-name="P1"><text:span text:style-name="T6"><text:s text:c="4"/>}</text:span></text:p>
      <text:p text:style-name="P1"><text:span text:style-name="T6"><text:s text:c="4"/>else {</text:span></text:p>
      <text:p text:style-name="P1"><text:span text:style-name="T6"><text:s text:c="8"/>return &amp;s;</text:span></text:p>
      <text:p text:style-name="P1"><text:span text:style-name="T6"><text:s text:c="4"/>}</text:span></text:p>
      <text:p text:style-name="P1"><text:span text:style-name="T6">}</text:span></text:p>
      <text:p text:style-name="P1"><text:span text:style-name="T6"/></text:p>
      <text:p text:style-name="P1"><text:span text:style-name="T6">bool BigString::is_include(const BigString&amp; s) const {</text:span></text:p>
      <text:p text:style-name="P1"><text:span text:style-name="T6"><text:s text:c="4"/>if(((this-&gt;lString &amp; s.get_lstring()) == this-&gt;get_lstring()) || ((this-&gt;rString &amp; s.get_rstring()) == this-&gt;get_rstring())) {</text:span></text:p>
      <text:p text:style-name="P1"><text:span text:style-name="T6"><text:s text:c="8"/>return true;</text:span></text:p>
      <text:p text:style-name="P1"><text:span text:style-name="T6"><text:s text:c="4"/>}</text:span></text:p>
      <text:p text:style-name="P1"><text:span text:style-name="T6"><text:s text:c="4"/>else {</text:span></text:p>
      <text:p text:style-name="P1"><text:span text:style-name="T6"><text:s text:c="8"/>return false;</text:span></text:p>
      <text:p text:style-name="P1"><text:span text:style-name="T6"><text:s text:c="4"/>}</text:span></text:p>
      <text:p text:style-name="P1"><text:span text:style-name="T6">}</text:span></text:p>
      <text:p text:style-name="P1"><text:span text:style-name="T6"/></text:p>
      <text:p text:style-name="P1"><text:span text:style-name="T6">std::istream&amp; operator &gt;&gt;(std::istream&amp; is, BigString&amp; s) {</text:span></text:p>
      <text:p text:style-name="P1"><text:span text:style-name="T6"><text:s text:c="4"/>unsigned long long n = 0;</text:span></text:p>
      <text:p text:style-name="P1"><text:span text:style-name="T6"><text:s text:c="4"/>is &gt;&gt; n;</text:span></text:p>
      <text:p text:style-name="P1"><text:span text:style-name="T6"><text:s text:c="4"/>s.set_lstring(n);</text:span></text:p>
      <text:p text:style-name="P1"><text:soft-page-break/><text:span text:style-name="T6"><text:s text:c="4"/>is &gt;&gt; n;</text:span></text:p>
      <text:p text:style-name="P1"><text:span text:style-name="T6"><text:s text:c="4"/>s.set_rstring(n);</text:span></text:p>
      <text:p text:style-name="P1"><text:span text:style-name="T6"><text:s text:c="4"/>return is;</text:span></text:p>
      <text:p text:style-name="P1"><text:span text:style-name="T6">}</text:span></text:p>
      <text:p text:style-name="P1"><text:span text:style-name="T6">std::ostream&amp; operator &lt;&lt;(std::ostream&amp; os, const BigString&amp; s) {</text:span></text:p>
      <text:p text:style-name="P1"><text:span text:style-name="T6"><text:s text:c="4"/>for(int i = 0; i &lt; 128; ++i) {</text:span></text:p>
      <text:p text:style-name="P1"><text:span text:style-name="T6"><text:s text:c="8"/>os &lt;&lt; s.get_bit(i);</text:span></text:p>
      <text:p text:style-name="P1"><text:span text:style-name="T6"><text:s text:c="4"/>}</text:span></text:p>
      <text:p text:style-name="P1"><text:span text:style-name="T6"><text:s text:c="4"/>return os;</text:span></text:p>
      <text:p text:style-name="P1"><text:span text:style-name="T6">}</text:span></text:p>
      <text:p text:style-name="P1"><text:span text:style-name="T6"/></text:p>
      <text:p text:style-name="P1"><text:span text:style-name="T6">unsigned long long pow_m(int a, int b) {</text:span></text:p>
      <text:p text:style-name="P1"><text:span text:style-name="T6"><text:s text:c="4"/>unsigned long long res = 0;</text:span></text:p>
      <text:p text:style-name="P1"><text:span text:style-name="T6"><text:s text:c="4"/>for(int i = 0; i &lt; b; ++i) {</text:span></text:p>
      <text:p text:style-name="P1"><text:span text:style-name="T6"><text:s text:c="8"/>if(res == 0) {</text:span></text:p>
      <text:p text:style-name="P1"><text:span text:style-name="T6"><text:s text:c="12"/>res = 1;</text:span></text:p>
      <text:p text:style-name="P1"><text:span text:style-name="T6"><text:s text:c="8"/>}</text:span></text:p>
      <text:p text:style-name="P1"><text:span text:style-name="T6"><text:s text:c="8"/>res = res*a;</text:span></text:p>
      <text:p text:style-name="P1"><text:span text:style-name="T6"><text:s text:c="4"/>}</text:span></text:p>
      <text:p text:style-name="P1"><text:span text:style-name="T6"><text:s text:c="4"/>return res;</text:span></text:p>
      <text:p text:style-name="P1"><text:span text:style-name="T6">}</text:span></text:p>
      <text:p text:style-name="P1"><text:span text:style-name="T6"/></text:p>
      <text:p text:style-name="P1"><text:span text:style-name="T6">BigString operator ""_0XtoBS(const char* str, size_t size) {</text:span></text:p>
      <text:p text:style-name="P1"><text:span text:style-name="T6"><text:s text:c="4"/>BigString res;</text:span></text:p>
      <text:p text:style-name="P1"><text:span text:style-name="T6"><text:s text:c="4"/>if(size != 37) {</text:span></text:p>
      <text:p text:style-name="P1"><text:span text:style-name="T6"><text:s text:c="8"/>std::cout &lt;&lt; "не то1\n";</text:span></text:p>
      <text:p text:style-name="P1"><text:span text:style-name="T6"><text:s text:c="8"/>return res;</text:span></text:p>
      <text:p text:style-name="P1"><text:span text:style-name="T6"><text:s text:c="4"/>}</text:span></text:p>
      <text:p text:style-name="P1"><text:span text:style-name="T6"><text:s text:c="4"/>char sym;</text:span></text:p>
      <text:p text:style-name="P1"><text:span text:style-name="T6"><text:s text:c="4"/>unsigned long long n = 0;</text:span></text:p>
      <text:p text:style-name="P1"><text:span text:style-name="T6"><text:s text:c="4"/>int k = 15;</text:span></text:p>
      <text:p text:style-name="P1"><text:span text:style-name="T6"><text:s text:c="4"/>for(int i = 0; i &lt; 37; ++i) {</text:span></text:p>
      <text:p text:style-name="P1"><text:span text:style-name="T6"><text:s text:c="8"/>std::cout &lt;&lt; "k: " &lt;&lt; k &lt;&lt; std::endl;</text:span></text:p>
      <text:p text:style-name="P1"><text:span text:style-name="T6"><text:s text:c="8"/>sym = str[i];</text:span></text:p>
      <text:p text:style-name="P1"><text:span text:style-name="T6"><text:s text:c="8"/>std::cout &lt;&lt; i &lt;&lt; ") Sym : " &lt;&lt; sym &lt;&lt; std::endl;</text:span></text:p>
      <text:p text:style-name="P1"><text:span text:style-name="T6"><text:s text:c="8"/>if((sym &gt;= '0' &amp;&amp; sym &lt;= '9')) {</text:span></text:p>
      <text:p text:style-name="P1"><text:span text:style-name="T6"><text:s text:c="12"/>n = n + (sym - '0') * pow_m(16, k);</text:span></text:p>
      <text:p text:style-name="P1"><text:span text:style-name="T6"><text:s text:c="12"/>--k;</text:span></text:p>
      <text:p text:style-name="P1"><text:span text:style-name="T6"><text:s text:c="8"/>} else if(sym == 'A') {</text:span></text:p>
      <text:p text:style-name="P1"><text:span text:style-name="T6"><text:s text:c="12"/>n = n + 10 * pow_m(16, k);</text:span></text:p>
      <text:p text:style-name="P1"><text:span text:style-name="T6"><text:s text:c="12"/>--k;</text:span></text:p>
      <text:p text:style-name="P1"><text:span text:style-name="T6"><text:s text:c="8"/>} else if(sym == 'B') {</text:span></text:p>
      <text:p text:style-name="P1"><text:span text:style-name="T6"><text:s text:c="12"/>n = n + 11 * pow_m(16, k);</text:span></text:p>
      <text:p text:style-name="P1"><text:span text:style-name="T6"><text:s text:c="12"/>--k;</text:span></text:p>
      <text:p text:style-name="P1"><text:span text:style-name="T6"><text:s text:c="8"/>} else if(sym == 'C') {</text:span></text:p>
      <text:p text:style-name="P1"><text:soft-page-break/><text:span text:style-name="T6"><text:s text:c="12"/>n = n + 12 * pow_m(16, k);</text:span></text:p>
      <text:p text:style-name="P1"><text:span text:style-name="T6"><text:s text:c="12"/>--k;</text:span></text:p>
      <text:p text:style-name="P1"><text:span text:style-name="T6"><text:s text:c="8"/>} else if(sym == 'D') {</text:span></text:p>
      <text:p text:style-name="P1"><text:span text:style-name="T6"><text:s text:c="12"/>n = n + 13 * pow_m(16, k);</text:span></text:p>
      <text:p text:style-name="P1"><text:span text:style-name="T6"><text:s text:c="12"/>--k;</text:span></text:p>
      <text:p text:style-name="P1"><text:span text:style-name="T6"><text:s text:c="8"/>} else if(sym == 'E') {</text:span></text:p>
      <text:p text:style-name="P1"><text:span text:style-name="T6"><text:s text:c="12"/>n = n + 14 * pow_m(16, k);</text:span></text:p>
      <text:p text:style-name="P1"><text:span text:style-name="T6"><text:s text:c="12"/>--k;</text:span></text:p>
      <text:p text:style-name="P1"><text:span text:style-name="T6"><text:s text:c="8"/>} else if(sym == 'F') {</text:span></text:p>
      <text:p text:style-name="P1"><text:span text:style-name="T6"><text:s text:c="12"/>n = n + 15 * pow_m(16, k);</text:span></text:p>
      <text:p text:style-name="P1"><text:span text:style-name="T6"><text:s text:c="12"/>--k;</text:span></text:p>
      <text:p text:style-name="P1"><text:span text:style-name="T6"><text:s text:c="8"/>} else if(sym == ' ') {</text:span></text:p>
      <text:p text:style-name="P1"><text:span text:style-name="T6"><text:s text:c="12"/>res.set_lstring(n);</text:span></text:p>
      <text:p text:style-name="P1"><text:span text:style-name="T6"><text:s text:c="12"/>k = 15;</text:span></text:p>
      <text:p text:style-name="P1"><text:span text:style-name="T6"><text:s text:c="8"/>} else if(sym == 'X') {</text:span></text:p>
      <text:p text:style-name="P1"><text:span text:style-name="T6"><text:s text:c="12"/>n = 0;</text:span></text:p>
      <text:p text:style-name="P1"><text:span text:style-name="T6"><text:s text:c="12"/>k = 15;</text:span></text:p>
      <text:p text:style-name="P1"><text:span text:style-name="T6"><text:s text:c="8"/>} else {</text:span></text:p>
      <text:p text:style-name="P1"><text:span text:style-name="T6"><text:s text:c="12"/>res.set_lstring(0);</text:span></text:p>
      <text:p text:style-name="P1"><text:span text:style-name="T6"><text:s text:c="12"/>res.set_rstring(0);</text:span></text:p>
      <text:p text:style-name="P1"><text:span text:style-name="T6"><text:s text:c="12"/>return res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<text:s text:c="4"/>res.set_rstring(n);</text:span></text:p>
      <text:p text:style-name="P1"><text:span text:style-name="T6"><text:s text:c="4"/>return res;</text:span></text:p>
      <text:p text:style-name="P1"><text:span text:style-name="T6">}</text:span></text:p>
      <text:p text:style-name="P6"/>
      <text:p text:style-name="P1"><text:span text:style-name="T5">main.cpp:</text:span></text:p>
      <text:p text:style-name="P1"><text:span text:style-name="T6">#include &lt;iostream&gt;</text:span></text:p>
      <text:p text:style-name="P1"><text:span text:style-name="T6">#include &lt;fstream&gt;</text:span></text:p>
      <text:p text:style-name="P1"><text:span text:style-name="T6">#include "../includes/bigString.hpp"</text:span></text:p>
      <text:p text:style-name="P1"><text:span text:style-name="T6"/></text:p>
      <text:p text:style-name="P1"><text:span text:style-name="T6">void separator();</text:span></text:p>
      <text:p text:style-name="P1"><text:span text:style-name="T6">void meny();</text:span></text:p>
      <text:p text:style-name="P1"><text:span text:style-name="T6">unsigned long long get_num_in_file(std::ifstream&amp; fin);</text:span></text:p>
      <text:p text:style-name="P1"><text:span text:style-name="T6"/></text:p>
      <text:p text:style-name="P1"><text:span text:style-name="T6">int main(int argc, char* argv[]) {</text:span></text:p>
      <text:p text:style-name="P1"><text:span text:style-name="T6"><text:s text:c="4"/>BigString str1;</text:span></text:p>
      <text:p text:style-name="P1"><text:span text:style-name="T6"><text:s text:c="4"/>BigString str2;</text:span></text:p>
      <text:p text:style-name="P1"><text:span text:style-name="T6"><text:s text:c="4"/>int key;</text:span></text:p>
      <text:p text:style-name="P1"><text:span text:style-name="T6"><text:s text:c="4"/>std::cout &lt;&lt; "Ввод:\n\t1)Консоль\n\t2)Файл\n";</text:span></text:p>
      <text:p text:style-name="P1"><text:span text:style-name="T6"><text:s text:c="4"/>std::cin &gt;&gt; key;</text:span></text:p>
      <text:p text:style-name="P1"><text:span text:style-name="T6"><text:s text:c="4"/>std::cout &lt;&lt; "========================================\n";</text:span></text:p>
      <text:p text:style-name="P1"><text:span text:style-name="T6"><text:s text:c="4"/>if(key == 1) {</text:span></text:p>
      <text:p text:style-name="P1"><text:span text:style-name="T6"><text:s text:c="8"/>std::cout &lt;&lt; "Первая строка: ";</text:span></text:p>
      <text:p text:style-name="P1"><text:soft-page-break/><text:span text:style-name="T6"><text:s text:c="8"/>str1.ReadBS(std::cin);</text:span></text:p>
      <text:p text:style-name="P1"><text:span text:style-name="T6"><text:s text:c="8"/>std::cout &lt;&lt; "Вторая строка: ";</text:span></text:p>
      <text:p text:style-name="P1"><text:span text:style-name="T6"><text:s text:c="8"/>str2.ReadBS(std::cin);</text:span></text:p>
      <text:p text:style-name="P1"><text:span text:style-name="T6"><text:s text:c="4"/>} else if(key == 2) {</text:span></text:p>
      <text:p text:style-name="P1"><text:span text:style-name="T6"><text:s text:c="8"/>if(argc &lt; 2) {</text:span></text:p>
      <text:p text:style-name="P1"><text:span text:style-name="T6"><text:s text:c="12"/>std::cout &lt;&lt; "Не указан файл!\n";</text:span></text:p>
      <text:p text:style-name="P1"><text:span text:style-name="T6"><text:s text:c="12"/>return 1;</text:span></text:p>
      <text:p text:style-name="P1"><text:span text:style-name="T6"><text:s text:c="8"/>}</text:span></text:p>
      <text:p text:style-name="P1"><text:span text:style-name="T6"><text:s text:c="8"/>std::ifstream fin(argv[1]);</text:span></text:p>
      <text:p text:style-name="P1"><text:span text:style-name="T6"><text:s text:c="8"/>if(!fin.is_open()) {</text:span></text:p>
      <text:p text:style-name="P1"><text:span text:style-name="T6"><text:s text:c="12"/>std::cout &lt;&lt; "Не удалось отрыть файл!\n";</text:span></text:p>
      <text:p text:style-name="P1"><text:span text:style-name="T6"><text:s text:c="12"/>return 2;</text:span></text:p>
      <text:p text:style-name="P1"><text:span text:style-name="T6"><text:s text:c="8"/>}</text:span></text:p>
      <text:p text:style-name="P1"><text:span text:style-name="T6"><text:s text:c="8"/>str1.ReadBS(fin);</text:span></text:p>
      <text:p text:style-name="P1"><text:span text:style-name="T6"><text:s text:c="8"/>str2.ReadBS(fin);</text:span></text:p>
      <text:p text:style-name="P1"><text:span text:style-name="T6"><text:s text:c="8"/>fin.close();</text:span></text:p>
      <text:p text:style-name="P1"><text:span text:style-name="T6"><text:s text:c="4"/>} else {</text:span></text:p>
      <text:p text:style-name="P1"><text:span text:style-name="T6"><text:s text:c="8"/>std::cout &lt;&lt; "Стандартное действие\n\t1)---0XF800000000000000\n\t2)---0X1800000000000000\n";</text:span></text:p>
      <text:p text:style-name="P1"><text:span text:style-name="T6"><text:s text:c="8"/>str1.set_lstring(0XF800000000000000);</text:span></text:p>
      <text:p text:style-name="P1"><text:span text:style-name="T6"><text:s text:c="8"/>str1.set_rstring(0X1800000000000000);</text:span></text:p>
      <text:p text:style-name="P1"><text:span text:style-name="T6"><text:s text:c="8"/>str2.set_lstring(0XF800000000000000);</text:span></text:p>
      <text:p text:style-name="P1"><text:span text:style-name="T6"><text:s text:c="8"/>str2.set_rstring(0X1800000000000000);</text:span></text:p>
      <text:p text:style-name="P1"><text:span text:style-name="T6"><text:s text:c="4"/>}</text:span></text:p>
      <text:p text:style-name="P1"><text:span text:style-name="T6"><text:s text:c="4"/>char R = '!';</text:span></text:p>
      <text:p text:style-name="P1"><text:span text:style-name="T6"><text:s text:c="4"/>int shift = 0;</text:span></text:p>
      <text:p text:style-name="P1"><text:span text:style-name="T6"><text:s text:c="4"/>std::cout &lt;&lt; "========================================\n";</text:span></text:p>
      <text:p text:style-name="P1"><text:span text:style-name="T6"><text:s text:c="4"/>while(R != EOF) {</text:span></text:p>
      <text:p text:style-name="P1"><text:span text:style-name="T6"><text:s text:c="8"/>meny();</text:span></text:p>
      <text:p text:style-name="P1"><text:span text:style-name="T6"><text:s text:c="8"/>std::cout &lt;&lt; "========================================\n";</text:span></text:p>
      <text:p text:style-name="P1"><text:span text:style-name="T6"><text:s text:c="8"/>std::cin &gt;&gt; R;</text:span></text:p>
      <text:p text:style-name="P1"><text:span text:style-name="T6"><text:s text:c="8"/>if(R == '1') {</text:span></text:p>
      <text:p text:style-name="P1"><text:span text:style-name="T6"><text:s text:c="12"/>str1.WriteBS(std::cout);</text:span></text:p>
      <text:p text:style-name="P1"><text:span text:style-name="T6"><text:s text:c="8"/>} else if(R == '2') {</text:span></text:p>
      <text:p text:style-name="P1"><text:span text:style-name="T6"><text:s text:c="12"/>str2.WriteBS(std::cout);</text:span></text:p>
      <text:p text:style-name="P1"><text:span text:style-name="T6"><text:s text:c="8"/>} else if(R == '3') {</text:span></text:p>
      <text:p text:style-name="P1"><text:span text:style-name="T6"><text:s text:c="12"/>std::cin &gt;&gt; shift;</text:span></text:p>
      <text:p text:style-name="P1"><text:span text:style-name="T6"><text:s text:c="12"/>str1 &gt;&gt; shift;</text:span></text:p>
      <text:p text:style-name="P1"><text:span text:style-name="T6"><text:s text:c="12"/>str1.WriteBS(std::cout);</text:span></text:p>
      <text:p text:style-name="P1"><text:span text:style-name="T6"><text:s text:c="12"/>str2 &gt;&gt; shift;</text:span></text:p>
      <text:p text:style-name="P1"><text:span text:style-name="T6"><text:s text:c="12"/>str2.WriteBS(std::cout);</text:span></text:p>
      <text:p text:style-name="P1"><text:span text:style-name="T6"><text:s text:c="8"/>} else if(R == '4') {</text:span></text:p>
      <text:p text:style-name="P1"><text:span text:style-name="T6"><text:s text:c="12"/>str1 &lt;&lt; shift;</text:span></text:p>
      <text:p text:style-name="P1"><text:span text:style-name="T6"><text:s text:c="12"/>str1.WriteBS(std::cout);</text:span></text:p>
      <text:p text:style-name="P1"><text:span text:style-name="T6"><text:s text:c="12"/>str2 &lt;&lt; shift;</text:span></text:p>
      <text:p text:style-name="P1"><text:soft-page-break/><text:span text:style-name="T6"><text:s text:c="12"/>str2.WriteBS(std::cout);</text:span></text:p>
      <text:p text:style-name="P1"><text:span text:style-name="T6"><text:s text:c="8"/>} else if(R == '5') {</text:span></text:p>
      <text:p text:style-name="P1"><text:span text:style-name="T6"><text:s text:c="12"/>str1.WriteBS(std::cout);</text:span></text:p>
      <text:p text:style-name="P1"><text:span text:style-name="T6"><text:s text:c="12"/>str2.WriteBS(std::cout);</text:span></text:p>
      <text:p text:style-name="P1"><text:span text:style-name="T6"><text:s text:c="12"/>(str1 &amp; str2).WriteBS(std::cout);</text:span></text:p>
      <text:p text:style-name="P1"><text:span text:style-name="T6"><text:s text:c="8"/>} else if(R == '6') {</text:span></text:p>
      <text:p text:style-name="P1"><text:span text:style-name="T6"><text:s text:c="12"/>(str1 | str2).WriteBS(std::cout);</text:span></text:p>
      <text:p text:style-name="P1"><text:span text:style-name="T6"><text:s text:c="8"/>} else if(R == '7') {</text:span></text:p>
      <text:p text:style-name="P1"><text:span text:style-name="T6"><text:s text:c="12"/>(str1 ^ str2).WriteBS(std::cout);</text:span></text:p>
      <text:p text:style-name="P1"><text:span text:style-name="T6"><text:s text:c="8"/>} else if(R == '8') {</text:span></text:p>
      <text:p text:style-name="P1"><text:span text:style-name="T6"><text:s text:c="12"/>(!str1).WriteBS(std::cout);</text:span></text:p>
      <text:p text:style-name="P1"><text:span text:style-name="T6"><text:s text:c="12"/>(!str2).WriteBS(std::cout);</text:span></text:p>
      <text:p text:style-name="P1"><text:span text:style-name="T6"><text:s text:c="8"/>} else if(R == '9') {</text:span></text:p>
      <text:p text:style-name="P1"><text:span text:style-name="T6"><text:s text:c="12"/>std::cout &lt;&lt; "str1 :" &lt;&lt; str1.num_of_units();</text:span></text:p>
      <text:p text:style-name="P1"><text:span text:style-name="T6"><text:s text:c="8"/>} else if(R == 'A') {</text:span></text:p>
      <text:p text:style-name="P1"><text:span text:style-name="T6"><text:s text:c="12"/>(str1.comparison(str2))-&gt;WriteBS(std::cout);</text:span></text:p>
      <text:p text:style-name="P1"><text:span text:style-name="T6"><text:s text:c="8"/>} else if(R == 'B') {</text:span></text:p>
      <text:p text:style-name="P1"><text:span text:style-name="T6"><text:s text:c="12"/>if(str1.is_include(str2)) {</text:span></text:p>
      <text:p text:style-name="P1"><text:span text:style-name="T6"><text:s text:c="16"/>std::cout &lt;&lt; "str1 включено в str2\n";</text:span></text:p>
      <text:p text:style-name="P1"><text:span text:style-name="T6"><text:s text:c="12"/>} else {</text:span></text:p>
      <text:p text:style-name="P1"><text:span text:style-name="T6"><text:s text:c="16"/>std::cout &lt;&lt; "str1 не включено в str2\n";</text:span></text:p>
      <text:p text:style-name="P1"><text:span text:style-name="T6"><text:s text:c="12"/>}</text:span></text:p>
      <text:p text:style-name="P1"><text:span text:style-name="T6"><text:s text:c="8"/>} else if(R == 'C') {</text:span></text:p>
      <text:p text:style-name="P1"><text:span text:style-name="T6"><text:s text:c="12"/>if(str1 == str2) {</text:span></text:p>
      <text:p text:style-name="P1"><text:span text:style-name="T6"><text:s text:c="16"/>std::cout &lt;&lt; "Равны\n";</text:span></text:p>
      <text:p text:style-name="P1"><text:span text:style-name="T6"><text:s text:c="12"/>} else {</text:span></text:p>
      <text:p text:style-name="P1"><text:span text:style-name="T6"><text:s text:c="16"/>std::cout &lt;&lt; "Не равны\n";</text:span></text:p>
      <text:p text:style-name="P1"><text:span text:style-name="T6"><text:s text:c="12"/>}</text:span></text:p>
      <text:p text:style-name="P1"><text:span text:style-name="T6"><text:s text:c="8"/>} else if(R == 'D') {</text:span></text:p>
      <text:p text:style-name="P1"><text:span text:style-name="T6"><text:s text:c="12"/>if(str1 != str2) {</text:span></text:p>
      <text:p text:style-name="P1"><text:span text:style-name="T6"><text:s text:c="16"/>std::cout &lt;&lt; "Не равны\n";</text:span></text:p>
      <text:p text:style-name="P1"><text:span text:style-name="T6"><text:s text:c="12"/>} else {</text:span></text:p>
      <text:p text:style-name="P1"><text:span text:style-name="T6"><text:s text:c="16"/>std::cout &lt;&lt; "Равны\n";</text:span></text:p>
      <text:p text:style-name="P1"><text:span text:style-name="T6"><text:s text:c="12"/>}</text:span></text:p>
      <text:p text:style-name="P1"><text:span text:style-name="T6"><text:s text:c="8"/>} else if(R == 'E') {</text:span></text:p>
      <text:p text:style-name="P1"><text:span text:style-name="T6"><text:s text:c="12"/>if(str1 &gt; str2) {</text:span></text:p>
      <text:p text:style-name="P1"><text:span text:style-name="T6"><text:s text:c="16"/>std::cout &lt;&lt; "str1 блольше str2\n";</text:span></text:p>
      <text:p text:style-name="P1"><text:span text:style-name="T6"><text:s text:c="12"/>} else {</text:span></text:p>
      <text:p text:style-name="P1"><text:span text:style-name="T6"><text:s text:c="16"/>std::cout &lt;&lt; "str1 не блольше str2\n";</text:span></text:p>
      <text:p text:style-name="P1"><text:span text:style-name="T6"><text:s text:c="12"/>}</text:span></text:p>
      <text:p text:style-name="P1"><text:span text:style-name="T6"><text:s text:c="8"/>} else if(R == 'F') {</text:span></text:p>
      <text:p text:style-name="P1"><text:span text:style-name="T6"><text:s text:c="12"/>if(str1 &lt; str2) {</text:span></text:p>
      <text:p text:style-name="P1"><text:span text:style-name="T6"><text:s text:c="16"/>std::cout &lt;&lt; "str1 меньше str2\n";</text:span></text:p>
      <text:p text:style-name="P1"><text:span text:style-name="T6"><text:s text:c="12"/>} else {</text:span></text:p>
      <text:p text:style-name="P1"><text:span text:style-name="T6"><text:s text:c="16"/>std::cout &lt;&lt; "str1 не меньше str2\n";</text:span></text:p>
      <text:p text:style-name="P1"><text:soft-page-break/><text:span text:style-name="T6"><text:s text:c="12"/>}</text:span></text:p>
      <text:p text:style-name="P1"><text:span text:style-name="T6"><text:s text:c="8"/>} else if(R == 'G') {</text:span></text:p>
      <text:p text:style-name="P1"><text:span text:style-name="T6"><text:s text:c="12"/>std::cout &lt;&lt; "Введите 2 числа:\n";</text:span></text:p>
      <text:p text:style-name="P1"><text:span text:style-name="T6"><text:s text:c="12"/>std::cin &gt;&gt; str1;</text:span></text:p>
      <text:p text:style-name="P1"><text:span text:style-name="T6"><text:s text:c="12"/>std::cout &lt;&lt; str1 &lt;&lt; std::endl;</text:span></text:p>
      <text:p text:style-name="P1"><text:span text:style-name="T6"><text:s text:c="8"/>} else {</text:span></text:p>
      <text:p text:style-name="P1"><text:span text:style-name="T6"><text:s text:c="12"/>break;</text:span></text:p>
      <text:p text:style-name="P1"><text:span text:style-name="T6"><text:s text:c="8"/>}</text:span></text:p>
      <text:p text:style-name="P1"><text:span text:style-name="T6"><text:s text:c="8"/>std::cout &lt;&lt; "========================================\n";</text:span></text:p>
      <text:p text:style-name="P1"><text:span text:style-name="T6"><text:s text:c="4"/>}</text:span></text:p>
      <text:p text:style-name="P1"><text:span text:style-name="T6"><text:s text:c="4"/>return 0;</text:span></text:p>
      <text:p text:style-name="P1"><text:span text:style-name="T6">}</text:span></text:p>
      <text:p text:style-name="P1"><text:span text:style-name="T6"/></text:p>
      <text:p text:style-name="P1"><text:span text:style-name="T6">void meny() {</text:span></text:p>
      <text:p text:style-name="P1"><text:span text:style-name="T6"><text:s text:c="4"/>std::cout &lt;&lt; "1)Print str1" &lt;&lt; std::endl;</text:span></text:p>
      <text:p text:style-name="P1"><text:span text:style-name="T6"><text:s text:c="4"/>std::cout &lt;&lt; "2)Print str2" &lt;&lt; std::endl;</text:span></text:p>
      <text:p text:style-name="P1"><text:span text:style-name="T6"><text:s text:c="4"/>std::cout &lt;&lt; "3)shiftLeft" &lt;&lt; std::endl;</text:span></text:p>
      <text:p text:style-name="P1"><text:span text:style-name="T6"><text:s text:c="4"/>std::cout &lt;&lt; "4)shiftLeft" &lt;&lt; std::endl;</text:span></text:p>
      <text:p text:style-name="P1"><text:span text:style-name="T6"><text:s text:c="4"/>std::cout &lt;&lt; "5)AND" &lt;&lt; std::endl;</text:span></text:p>
      <text:p text:style-name="P1"><text:span text:style-name="T6"><text:s text:c="4"/>std::cout &lt;&lt; "6)OR" &lt;&lt; std::endl;</text:span></text:p>
      <text:p text:style-name="P1"><text:span text:style-name="T6"><text:s text:c="4"/>std::cout &lt;&lt; "7)XOR" &lt;&lt; std::endl;</text:span></text:p>
      <text:p text:style-name="P1"><text:span text:style-name="T6"><text:s text:c="4"/>std::cout &lt;&lt; "8)NOT" &lt;&lt; std::endl;</text:span></text:p>
      <text:p text:style-name="P1"><text:span text:style-name="T6"><text:s text:c="4"/>std::cout &lt;&lt; "9)num_of_units" &lt;&lt; std::endl;</text:span></text:p>
      <text:p text:style-name="P1"><text:span text:style-name="T6"><text:s text:c="4"/>std::cout &lt;&lt; "A)comparison" &lt;&lt; std::endl;</text:span></text:p>
      <text:p text:style-name="P1"><text:span text:style-name="T6"><text:s text:c="4"/>std::cout &lt;&lt; "B)is_include" &lt;&lt; std::endl;</text:span></text:p>
      <text:p text:style-name="P1"><text:span text:style-name="T6"><text:s text:c="4"/>std::cout &lt;&lt; "C)==" &lt;&lt; std::endl;</text:span></text:p>
      <text:p text:style-name="P1"><text:span text:style-name="T6"><text:s text:c="4"/>std::cout &lt;&lt; "D)!=" &lt;&lt; std::endl;</text:span></text:p>
      <text:p text:style-name="P1"><text:span text:style-name="T6"><text:s text:c="4"/>std::cout &lt;&lt; "E)&gt;" &lt;&lt; std::endl;</text:span></text:p>
      <text:p text:style-name="P1"><text:span text:style-name="T6"><text:s text:c="4"/>std::cout &lt;&lt; "F)&lt;" &lt;&lt; std::endl;</text:span></text:p>
      <text:p text:style-name="P1"><text:span text:style-name="T6"><text:s text:c="4"/>std::cout &lt;&lt; "G) std::cin &gt;&gt; str1 и std:cout &lt;&lt; str1" &lt;&lt; std::endl;</text:span></text:p>
      <text:p text:style-name="P1"><text:span text:style-name="T6">}</text:span></text:p>
      <text:p text:style-name="P1"><text:span text:style-name="T6"/></text:p>
      <text:p text:style-name="P1"><text:span text:style-name="T6">unsigned long long get_num_in_file(std::ifstream&amp; fin) {</text:span></text:p>
      <text:p text:style-name="P1"><text:span text:style-name="T6"><text:s text:c="4"/>unsigned long long num = 0;</text:span></text:p>
      <text:p text:style-name="P1"><text:span text:style-name="T6"><text:s text:c="4"/>char ch;</text:span></text:p>
      <text:p text:style-name="P1"><text:span text:style-name="T6"><text:s text:c="4"/>while(fin.get(ch)) {</text:span></text:p>
      <text:p text:style-name="P1"><text:span text:style-name="T6"><text:s text:c="8"/>if (ch != ' ' &amp;&amp; ch != '\n' &amp;&amp; ch != EOF) {</text:span></text:p>
      <text:p text:style-name="P1"><text:span text:style-name="T6"><text:s text:c="12"/>num = num * 10 + (ch - '0');</text:span></text:p>
      <text:p text:style-name="P1"><text:span text:style-name="T6"><text:s text:c="8"/>}</text:span></text:p>
      <text:p text:style-name="P1"><text:span text:style-name="T6"><text:s text:c="8"/>else {</text:span></text:p>
      <text:p text:style-name="P1"><text:span text:style-name="T6"><text:s text:c="12"/>break;</text:span></text:p>
      <text:p text:style-name="P1"><text:span text:style-name="T6"><text:s text:c="8"/>}</text:span></text:p>
      <text:p text:style-name="P1"><text:span text:style-name="T6"><text:s text:c="4"/>}</text:span></text:p>
      <text:p text:style-name="P1"><text:span text:style-name="T6"><text:s text:c="4"/>return num;</text:span></text:p>
      <text:p text:style-name="P1"><text:span text:style-name="T6">}</text:span></text:p>
      <text:p text:style-name="P6"><text:soft-page-break/></text:p>
      <text:p text:style-name="P1"><text:span text:style-name="T5">CmakeLists.txt:</text:span></text:p>
      <text:p text:style-name="P1"><text:span text:style-name="T6">cmake_minimum_required(VERSION 3.1)</text:span></text:p>
      <text:p text:style-name="P6"/>
      <text:p text:style-name="P1"><text:span text:style-name="T6">project(oop_exercise_01)</text:span></text:p>
      <text:p text:style-name="P6"/>
      <text:p text:style-name="P1"><text:span text:style-name="T6">add_executable(oop_exercise_01 main.cpp bigString.cpp)</text:span></text:p>
      <text:p text:style-name="P6"/>
      <text:p text:style-name="P1"><text:span text:style-name="T5">2. Ссылка на репозиторий на GitHub.</text:span></text:p>
      <text:p text:style-name="P1"><text:span text:style-name="Internet_20_link"><text:span text:style-name="T5">https://github.com/ArtemKD/oop_exercise_02</text:span></text:span></text:p>
      <text:p text:style-name="P1"><text:span text:style-name="T5">3. Набор testcases.</text:span></text:p>
      <text:p text:style-name="P1"><text:span text:style-name="T6">test_01.txt:</text:span></text:p>
      <text:p text:style-name="P1"><text:span text:style-name="T6">12868426913406380000 5193880475836733000</text:span></text:p>
      <text:p text:style-name="P1"><text:span text:style-name="T6">12918000598641058000 11398999006967146000</text:span></text:p>
      <text:p text:style-name="P6"/>
      <text:p text:style-name="P1"><text:span text:style-name="T6">test_02.txt:</text:span></text:p>
      <text:p text:style-name="P1"><text:span text:style-name="T6">11093947366930840000 12809315413885479000</text:span></text:p>
      <text:p text:style-name="P1"><text:span text:style-name="T6">8591448501686567000 7091160512692316000</text:span></text:p>
      <text:p text:style-name="P6"/>
      <text:p text:style-name="P1"><text:span text:style-name="T6">test_03.txt:</text:span></text:p>
      <text:p text:style-name="P1"><text:span text:style-name="T6">5647118480700488000 15870949720163300000</text:span></text:p>
      <text:p text:style-name="P1"><text:span text:style-name="T6">13670168416534604000 8221050084544006000</text:span></text:p>
      <text:p text:style-name="P6"/>
      <text:p text:style-name="P1"><text:span text:style-name="T6">test_04.txt:</text:span></text:p>
      <text:p text:style-name="P1"><text:span text:style-name="T6">11023188960974280000 10712243251891943000</text:span></text:p>
      <text:p text:style-name="P1"><text:span text:style-name="T6">15260885590755232000 11658364395506348000</text:span></text:p>
      <text:p text:style-name="P6"/>
      <text:p text:style-name="P1"><text:span text:style-name="T6">test_05.txt:</text:span></text:p>
      <text:p text:style-name="P1"><text:span text:style-name="T6">17490701296889190000 1907006900119359500</text:span></text:p>
      <text:p text:style-name="P1"><text:span text:style-name="T6">696737765169393700 17953908319343747000</text:span></text:p>
      <text:p text:style-name="P1"><text:span text:style-name="T5"><text:tab/><text:tab/></text:span></text:p>
      <text:p text:style-name="P1"><text:span text:style-name="T5">5. Объяснение результатов работы программы</text:span></text:p>
      <text:p text:style-name="P1"><text:span text:style-name="T6">1) При запуске программы oop_exercise_02 выводится меню с выбором формы заполнения полей объекта класса BigSrting</text:span></text:p>
      <text:p text:style-name="P1"><text:span text:style-name="T6">2) Если выбран ключ 1, то ввод выполняется со стандартного потока ввода, если</text:span></text:p>
      <text:p text:style-name="P1"><text:span text:style-name="T6">выбран ключ 2, то выполняется ввод из файла указанного файла, указанного в агументах.</text:span></text:p>
      <text:p text:style-name="P1"><text:span text:style-name="T6">3) Эти файлы должны иметь вид название вида test_??.txt. Программа должна получать значения объекта класса BigString из этого текстового файла.</text:span></text:p>
      <text:p text:style-name="P1"><text:span text:style-name="T6">3) Программа выполняет </text:span><text:span text:style-name="T4">операции: &amp;, |, ^, !, для строк полученных из тестов или стандартного вывода.</text:span></text:p>
      <text:p text:style-name="P1"><text:span text:style-name="T6">4) Побитовый сдвиг строк str1 и str2 вычисляется с помощью перегрузки операторов <text:s/>&gt;&gt; и &lt;&lt;, затем выводится в выбранный поток вывода с помощью функции WriteBS.</text:span></text:p>
      <text:p text:style-name="P1"><text:soft-page-break/><text:span text:style-name="T6">5) Вычисление количества единиц в строке осуществляется с помощью функции num_of_units; функция возвращает значение типа int и выводится в стандартный вывод с помощью std::cout.</text:span></text:p>
      <text:p text:style-name="P1"><text:span text:style-name="T6">6) Сравнение строк по количеству единиц осуществляется с помощью функции comparison, которая использует предыдущую функцию <text:s/>num_of_units; функция возвращает указатель на объект класса BigString, затем с помощью метода класса WriteBS выводим слово с наибольшим количеством единиц в стандартный вывод.</text:span></text:p>
      <text:p text:style-name="P1"><text:span text:style-name="T6">7) Проверка включения осуществляется с помощью функции is_include.</text:span></text:p>
      <text:p text:style-name="P1"><text:span text:style-name="T6">8) Операции сравнения возвращают значения true и false.</text:span></text:p>
      <text:p text:style-name="P1"><text:span text:style-name="T6">9) Реализован пользовательский литерал, который выделяет из строки 2 числа, записанных в 16-ной системе счисления, для записи их в поля объекта класса с типом unsigned long long. </text:span></text:p>
      <text:p text:style-name="P1"/>
      <text:p text:style-name="P1"><text:span text:style-name="T5">6. Вывод.</text:span></text:p>
      <text:p text:style-name="P1"><text:span text:style-name="T6">Выполняя данную лабораторную я получил опыт работы с перегрузками операторов и ознакомился с принципом создания пользовательского литерала. Создал класс, соответствующий варианту моего задания, реализовал для него битовые операции: «И»(&amp;), «ИЛИ»( | ), «ОТРИЦАНИЕ»( ! ), «Исключающее или»(^), а также операции побитового сдвига(&lt;&lt; и ») и операции сравнения (&lt;, &gt;, ==, !=).</text:span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0:06:02.766110255</meta:creation-date>
    <dc:date>2019-10-12T20:08:55.575413049</dc:date>
    <meta:editing-duration>PT2M53S</meta:editing-duration>
    <meta:editing-cycles>1</meta:editing-cycles>
    <meta:document-statistic meta:table-count="1" meta:image-count="0" meta:object-count="0" meta:page-count="14" meta:paragraph-count="513" meta:word-count="1963" meta:character-count="16016" meta:non-whitespace-character-count="11843"/>
    <meta:generator>LibreOffice/6.0.7.3$Linux_X86_64 LibreOffice_project/00m0$Build-3</meta:generator>
  </office:meta>
</office:document-meta>
</file>